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970000004065E605C49A4598DF.png" manifest:media-type="image/png"/>
  <manifest:file-entry manifest:full-path="Pictures/100002010000006E0000003CC8D0F358FEB64D9B.png" manifest:media-type="image/png"/>
  <manifest:file-entry manifest:full-path="Pictures/100002000000006E0000006E71F7C2A561C59A3C.gif" manifest:media-type="image/gif"/>
  <manifest:file-entry manifest:full-path="Pictures/1000000000000157000000BC74C937BCB02004FD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111cm" fo:min-width="8.94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4.31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9.8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2" draw:text-style-name="P3" draw:layer="layout" svg:width="9.447cm" svg:height="1.361cm" svg:x="18.856cm" svg:y="18.63cm">
          <draw:text-box>
            <text:p text:style-name="P2"><text:span text:style-name="T1">Gaia CU9:plenary</text:span></text:p>
            <text:p text:style-name="P2"><text:span text:style-name="T1">January 2020</text:span></text:p>
          </draw:text-box>
        </draw:frame>
        <draw:frame draw:style-name="gr3" draw:text-style-name="P4" draw:layer="layout" svg:width="4.816cm" svg:height="1.927cm" svg:x="1.151cm" svg:y="17.89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71F7C2A561C59A3C.gif" xlink:type="simple" xlink:show="embed" xlink:actuate="onLoad" loext:mime-type="image/gif">
            <text:p/>
          </draw:image>
        </draw:frame>
        <draw:frame draw:style-name="gr5" draw:text-style-name="P1" draw:layer="layout" svg:width="5.325cm" svg:height="2.256cm" svg:x="23.352cm" svg:y="1.03cm">
          <draw:image xlink:href="Pictures/10000000000000970000004065E605C49A4598DF.png" xlink:type="simple" xlink:show="embed" xlink:actuate="onLoad" loext:mime-type="image/png">
            <text:p/>
          </draw:image>
        </draw:frame>
        <draw:frame draw:style-name="gr6" draw:text-style-name="P6" draw:layer="layout" svg:width="7.5cm" svg:height="2.85cm" svg:x="11.099cm" svg:y="10.45cm">
          <draw:text-box>
            <text:p text:style-name="P5">Dave Morris</text:p>
            <text:p text:style-name="P5"><text:span text:style-name="T3">&lt;dmr@roe.ac.uk&gt;</text:span></text:p>
          </draw:text-box>
        </draw:frame>
        <draw:frame draw:style-name="gr7" draw:text-style-name="P7" draw:layer="layout" svg:width="10.302cm" svg:height="2.855cm" svg:x="9.698cm" svg:y="6.813cm">
          <draw:text-box>
            <text:p text:style-name="P5"><text:span text:style-name="T4">Document printing</text:span></text:p>
            <text:p text:style-name="P5"><text:span text:style-name="T4">e.g. flight boarding pass</text:span></text:p>
            <text:p text:style-name="P5"><text:span text:style-name="T4">email to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20-01-30T09:41:10.804445565</dc:date>
    <meta:editing-duration>PT28M37S</meta:editing-duration>
    <meta:editing-cycles>9</meta:editing-cycles>
    <meta:generator>LibreOffice/6.1.6.3$Linux_X86_64 LibreOffice_project/10$Build-3</meta:generator>
    <meta:document-statistic meta:object-count="9"/>
  </office:meta>
</office:document-meta>
</file>